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DejaVu Sans Condensed" svg:font-family="'DejaVu Sans Condensed'"/>
    <style:font-face style:name="Georgia" svg:font-family="Georgia"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text-properties fo:language="fr" fo:country="FR" style:language-asian="fr" style:country-asian="FR"/>
    </style:style>
    <style:style style:name="T1" style:family="text">
      <style:text-properties fo:font-variant="normal" fo:text-transform="none" fo:color="#000000" style:text-line-through-style="none" style:text-position="0% 100%" style:font-name="Georgia" fo:font-size="15pt" fo:letter-spacing="normal" fo:language="fr" fo:country="FR" fo:font-style="normal" style:text-underline-style="none" fo:font-weight="normal" style:font-name-asian="Georgia" style:font-size-asian="15pt" style:language-asian="fr" style:country-asian="FR" style:font-style-asian="normal" style:font-weight-asian="normal" style:font-name-complex="Georgia" style:font-size-complex="15pt" style:font-style-complex="normal" style:font-weight-complex="normal" style:text-scale="100%"/>
    </style:style>
    <style:style style:name="T2" style:family="text">
      <style:text-properties fo:font-variant="normal" fo:text-transform="none" fo:color="#000000" style:text-line-through-style="none" style:text-position="0% 100%" style:font-name="Georgia" fo:font-size="15pt" fo:letter-spacing="normal" fo:language="la" fo:country="VA" fo:font-style="normal" style:text-underline-style="none" fo:font-weight="normal" style:font-name-asian="Georgia" style:font-size-asian="15pt" style:language-asian="la" style:country-asian="VA" style:font-style-asian="normal" style:font-weight-asian="normal" style:font-name-complex="Georgia" style:font-size-complex="15pt" style:font-style-complex="normal" style:font-weight-complex="normal" style:text-scale="100%"/>
    </style:style>
    <style:style style:name="T3" style:family="text">
      <style:text-properties fo:language="fr" fo:country="FR" style:language-asian="fr" style:country-asian="FR"/>
    </style:style>
    <style:style style:name="T4" style:family="text">
      <style:text-properties fo:language="la" fo:country="VA" style:language-asian="la" style:country-asian="VA"/>
    </style:style>
    <style:style style:name="T5" style:family="text">
      <style:text-properties fo:font-variant="small-caps" fo:color="#000000" style:text-line-through-style="none" style:text-position="0% 100%" style:font-name="Georgia" fo:font-size="13pt" fo:letter-spacing="0.035cm" fo:language="fr" fo:country="FR" fo:font-style="normal" style:text-underline-style="none" fo:font-weight="normal" style:font-name-asian="Georgia" style:font-size-asian="13pt" style:language-asian="fr" style:country-asian="FR" style:font-style-asian="normal" style:font-weight-asian="normal" style:font-name-complex="Georgia" style:font-size-complex="13pt" style:font-style-complex="normal" style:font-weight-complex="normal" style:text-scale="100%"/>
    </style:style>
    <style:style style:name="T6" style:family="text">
      <style:text-properties fo:font-size="15pt" fo:language="fr" fo:country="FR" fo:font-style="normal" style:font-size-asian="15pt" style:language-asian="fr" style:country-asian="FR" style:font-style-asian="normal" style:font-size-complex="15pt" style:font-style-complex="normal"/>
    </style:style>
    <style:style style:name="T7" style:family="text">
      <style:text-properties fo:font-size="15pt" fo:language="la" fo:country="VA" fo:font-style="normal" style:font-size-asian="15pt" style:language-asian="la" style:country-asian="VA" style:font-style-asian="normal" style:font-size-complex="15pt" style:font-style-complex="normal"/>
    </style:style>
    <style:style style:name="T8" style:family="text">
      <style:text-properties fo:font-size="16pt" fo:language="fr" fo:country="FR" fo:font-style="italic" style:font-size-asian="16pt" style:language-asian="fr" style:country-asian="FR" style:font-style-asian="italic" style:font-size-complex="16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éorgiques, Chant IV</text:h>
      <text:p text:style-name="Standard"><text:span text:style-name="_3c_pb_3e_"><text:span text:style-name="T3">[211]</text:span></text:span><text:span text:style-name="T3">C’est un dieu qui exerce sur toi sa vengeance ; tu portes la peine d’un grand crime. Le déplorable Orphée, si les destins l’eussent permis, t’auroit encore plus maltraité. C’est son courroux, que tu éprouves ; c’est sa chère Euridice qu’il venge. Le châtiment n’égale pas le forfait.</text:span></text:p>
      <text:p text:style-name="Standard"><text:span text:style-name="T3">Eurydice que tu poursuivois, fuyoit le long d’un fleuve ; elle n’aperçut point un serpent redoutable, caché sous l’herbe ; elle en fut piquée, et perdit la vie. Les dryades éplorées firent re</text:span><text:span text:style-name="T4">tenti</text:span><text:span text:style-name="T3">r de leurs cris les montagnes d’alentour. Les monts </text:span><text:span text:style-name="T4">Rhodope </text:span><text:span text:style-name="T3">et Pangée en furent émus ; toute la </text:span><text:span text:style-name="T4">Thrace </text:span><text:span text:style-name="T3">consacrée au dieu Mars, le pays des Gêtes, les contrées de l’Hèbre et d’Orithye versèrent des larmes. Le triste Orphée fuyant le commerce des hommes, tâchoit par le son de sa lyre, de soulager sa douleur. Nuit et jour sur un rivage désert, chère épouse, il déploroit ta perte. II osa même descendre dans les goufres du Ténare, pé­nétrer dans le royaume profond de </text:span><text:span text:style-name="T4">Pluton</text:span><text:span text:style-name="T3">, y traverser ces forêts ténébreuses où règne un éternel effroi, s’approcher du terrible monarque des morts, et aborder ces lugubres divinités, que les prières des mortels n’ont jamais fléchies.</text:span></text:p>
      <text:p text:style-name="Standard"><text:span text:style-name="T3">Cependant toutes les ombres frappées de ses ac­cords sortirent de leurs profondes retraites. Une foule de spectres s’assembla autour de lui, en aussi grand nombre que sur la fin du jour, ou au commencement d’un orage menaçant, on voit les oiseaux se réfugier sous les feuillages. Cette troupe confuse étoit com­posée d’hommes, de femmes, de héros magnanimes, de jeunes garçons, de jeunes filles, dont les corps </text:span><text:span text:style-name="_3c_pb_3e_"><text:span text:style-name="T3">[213]</text:span></text:span><text:span text:style-name="T4">avoient </text:span><text:span text:style-name="T3">été mis sur le bûcher à la vue de leurs tristes </text:span><text:span text:style-name="T4">parens. </text:span><text:span text:style-name="T3">Les eaux noires et limoneuses du Cocyte, un marais bourbeux, et le fleuve odieux du Styx, qui se replie neuf fois sur lui-même, sont les bar­rières impénétrables qui retiennent les ombres dans cet affreux séjour.</text:span></text:p>
      <text:p text:style-name="Standard"><text:span text:style-name="T3">Cependant les sons de la lyre d’Orphée, pénétrèrent dans les plus profondes demeures du </text:span><text:span text:style-name="T4">Tartare,</text:span><text:span text:style-name="T3"> et en sur­prirent tous les pâles </text:span><text:span text:style-name="T4">habitans. </text:span><text:span text:style-name="T3">Les oreilles même des Furies, dont les têtes sont armées de </text:span><text:span text:style-name="T4">serpens</text:span><text:span text:style-name="T3">, en furent charmées. Le Cerbère, fermant ses trois gueules, cessa d’aboyer, et le mouvement de la roue d’Ixion fut suspendu.</text:span></text:p>
      <text:p text:style-name="Standard"><text:span text:style-name="T3">Échappé de tous les dangers, Orphée revenoit sur la terre. Eurydice qui lui </text:span><text:span text:style-name="T4">avo</text:span><text:span text:style-name="T3">it été rendue, marchoit après lui vers le séjour de la lumière. Mais la reine des enfers lui avoit défendu de tourner la tête, et de jeter les yeux sur son épouse. Cependant un mouvement subit, dont il ne fut point le maître, lui fit oublier la loi : faute par­donnable, si les enfers savoient pardonner ! il s’arrêta, et lors qu’il étoit sur le point de revoir la lumière, vaincu par son ardeur, il voulut voir sa chère Eurydice. Il perdit en un instant tout le fruit de ses peines : son traité avec l’impitoyable tyran des ombres fut rompu, et les étangs de l’Averne retentirent par trois fois d’un bruit affreux. Hélas ! s’écria la malheureuse Eurydice, qui nous arrache ainsi l’un à l’autre ? quelle barbarie ! Le cruel destin me rappelle dans le sombre empire des morts: le sommeil du trépas ferme pour toujours mes yeux à la lumière. Adieu, cher époux : c’est en vain que je vous tends les bras ; je ne suis plus à vous, on m’entraîne dans les ténèbres éternelles. Elle dit, et disparut comme une légère vapeur.</text:span></text:p>
      <text:p text:style-name="Standard"><text:span text:style-name="T3">Orphée courut après elle pour la rejoindre et lui parler. Vains efforts ! il ne la revit plus. Le nocher de la fatale barque ne lui permit point de repasser l’Achéron. Que fera-t-il dans cette triste conjoncture ? Que </text:span><text:span text:style-name="T4">devie</text:span><text:span text:style-name="T3">ndra-t-il après avoir perdu sa chère épouse ? Essaiera-t-il encore de toucher les divinités infer­nales ? Il n’est plus temps : l’ombre d’Eurydice est déjà embarquée sur le Styx.</text:span></text:p>
      <text:p><text:span text:style-name="_3c_pb_3e_">[215]</text:span>On dit que le malheureux époux passa sept mois entiers au pied d’un rocher, sur les rives désertes du <text:span text:style-name="T4">Strymon, </text:span>à pleurer sans cesse, et à faire retentir les antres de ses gémissemens. Au son de sa voix plaintive, mariée avec la lyre, les tigres parurent s’adoucir, et les chênes se mouvoir en cadence. Ainsi la triste Philomèle, désolée de la perte de ses petits, qu’un bar­bare oiseleur lui a enlevés, passe les nuits dans les bois à gémir et fait retentir de ses plaintes tous les lieux d’alentour. Depuis cette funeste aventure, Orphée fut insensible aux charmes de l’amour, et aux douceurs de l’hymen. Solitaire, au milieu des glaces de la Scythie, il erroit sur les bords du <text:span text:style-name="T4">Tanais, </text:span>et au­tour des monts Riphées, environnés d’éternels frimats. Là, se rappelant toujours sa chère Eurydice, il déploroit sa disgrace, et les vaines faveurs du dieu des enfers.</text:p>
      <text:p text:style-name="Standard"><text:span text:style-name="T3">Cependant les femmes de </text:span><text:span text:style-name="T4">Thrace, </text:span><text:span text:style-name="T3">qu’il avoit dédai­gnées, exercèrent sur lui leur cruelle vengeance, dans les jours solennels des Orgies. Transportées de la fu­reur de Bacchus, elles se jetèrent sur lui, le déchirè­rent, dispersèrent ses membres dans les campagnes ; et jetèrent sa tête </text:span><text:soft-page-break/><text:span text:style-name="T3">dans l’Hèbre. Tandis qu’elle flottoit, on entendit sa langue prononcer encore le nom d’Eurydice, et les échos du rivage le répét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DejaVu Sans Condensed" svg:font-family="'DejaVu Sans Condensed'"/>
    <style:font-face style:name="Georgia" svg:font-family="Georgia"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0.3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_3c_argument_3e_" style:display-name="&lt;argument&gt;" style:family="paragraph" style:parent-style-name="Text_20_body">
      <style:paragraph-properties fo:margin-left="1cm" fo:margin-right="1cm" fo:text-indent="0cm" style:auto-text-indent="false"/>
      <style:text-properties fo:font-style="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_3c_l_3e_" style:display-name="&lt;l&gt;" style:family="paragraph" style:parent-style-name="Text_20_body">
      <style:paragraph-properties fo:text-align="center" style:justify-single-word="false"/>
    </style:style>
    <style:style style:name="Corps_20_du_20_texte_20__28_2_29_" style:display-name="Corps du texte (2)" style:family="paragraph" style:master-page-name="">
      <style:paragraph-properties fo:margin-left="0cm" fo:margin-right="0cm" fo:text-indent="-3.669cm" style:auto-text-indent="false" style:page-number="auto" fo:background-color="#ffffff">
        <style:background-image/>
      </style:paragraph-properties>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_3c_pb_3e_" style:display-name="&lt;pb&gt;" style:family="text">
      <style:text-properties fo:color="#ff3333" style:text-position="sub 58%"/>
    </style:style>
    <style:style style:name="Footnote_20_Symbol" style:display-name="Footnote Symbol" style:family="text"/>
    <style:style style:name="Footnote_20_anchor" style:display-name="Footnote anchor" style:family="text">
      <style:text-properties style:text-position="super 58%"/>
    </style:style>
    <style:style style:name="DefaultFontStyle" style:family="text">
      <style:text-properties fo:color="#000000" style:text-position="0% 100%" style:font-name="DejaVu Sans Condensed" fo:font-size="12pt" fo:letter-spacing="normal" fo:language="fr" fo:country="FR" style:font-name-asian="DejaVu Sans Condensed" style:font-size-asian="12pt" style:language-asian="fr" style:country-asian="FR" style:font-name-complex="DejaVu Sans Condensed" style:font-size-complex="12pt" style:language-complex="fr" style:country-complex="FR" style:text-scale="100%"/>
    </style:style>
    <style:style style:name="CharStyle4" style:family="text" style:parent-style-name="DefaultFontStyle"/>
    <style:style style:name="Default_20_Paragraph_20_Font" style:display-name="Default Paragraph Font" style:family="text"/>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arolina Suchecka</meta:initial-creator>
    <meta:creation-date>2019-03-24T12:23:45.39</meta:creation-date>
    <dc:date>2020-01-03T18:05:48.79</dc:date>
    <dc:creator>Karolina Suchecka</dc:creator>
    <meta:editing-duration>PT17H13M33S</meta:editing-duration>
    <meta:editing-cycles>20</meta:editing-cycles>
    <meta:generator>OpenOffice/4.1.6$Win32 OpenOffice.org_project/416m1$Build-9790</meta:generator>
    <meta:document-statistic meta:table-count="0" meta:image-count="0" meta:object-count="0" meta:page-count="2" meta:paragraph-count="9" meta:word-count="844" meta:character-count="4975"/>
  </office:meta>
</office:document-meta>
</file>